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0.639cm"/>
    </style:style>
    <style:style style:name="co9" style:family="table-column">
      <style:table-column-properties fo:break-before="auto" style:column-width="12.541cm"/>
    </style:style>
    <style:style style:name="co10" style:family="table-column">
      <style:table-column-properties fo:break-before="auto" style:column-width="1.86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  <style:style style:name="ce13" style:family="table-cell" style:parent-style-name="Default">
      <style:table-cell-properties fo:background-color="#99ccff"/>
      <style:text-properties style:font-name="Times New Roman" fo:font-weight="bold"/>
    </style:style>
    <style:style style:name="ce14" style:family="table-cell" style:parent-style-name="Default">
      <style:table-cell-properties fo:background-color="#99ccff"/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tyle="normal" fo:font-weight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1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1" style:family="table-cell" style:parent-style-name="Default">
      <style:text-properties style:font-name="Times New Roman" fo:font-style="normal" fo:font-weight="normal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style="normal" fo:font-weight="normal"/>
    </style:style>
    <style:style style:name="ce23" style:family="table-cell" style:parent-style-name="Default">
      <style:text-properties fo:font-style="normal" fo:font-weight="normal"/>
    </style:style>
  </office:automatic-styles>
  <office:body>
    <office:spreadsheet>
      <table:table table:name="Grouped Ta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 table:number-rows-repeated="6548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Evaluation and integration of advanced OpenGL visualization techniqu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/>
          <table:table-cell table:style-name="ce4" office:value-type="string">
            <text:p>(Radial Layout, TILT plane, Bifocal lense, Interring, Treemap, ThemeRiver, etc.) 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Consistent ID management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office:value-type="string">
            <text:p>Evaluation GO (GeneOntoloy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15"/>
        <table:table-column table:style-name="co2" table:default-cell-style-name="ce6"/>
        <table:table-column table:style-name="co3" table:number-columns-repeated="252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Tentative Feature List</text:p>
          </table:table-cell>
          <table:covered-table-cell/>
          <table:table-cell table:number-columns-repeated="253"/>
        </table:table-row>
        <table:table-row table:style-name="ro1">
          <table:table-cell/>
          <table:table-cell table:style-name="ce1"/>
          <table:table-cell table:number-columns-repeated="254"/>
        </table:table-row>
        <table:table-row table:style-name="ro2">
          <table:table-cell/>
          <table:table-cell table:style-name="ce2" office:value-type="string">
            <text:p>FEATURE</text:p>
          </table:table-cell>
          <table:table-cell table:style-name="ce16" office:value-type="string">
            <text:p>STATUS</text:p>
          </table:table-cell>
          <table:table-cell office:value-type="string">
            <text:p>PRIORITY</text:p>
          </table:table-cell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2D Pathway Editor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single pathway as Graph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Zoom in / zoom out</text:p>
          </table:table-cell>
          <table:table-cell table:style-name="ce18" office:value-type="string">
            <text:p>Completed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Filtering of edge connections (reactions &amp; relations)</text:p>
          </table:table-cell>
          <table:table-cell table:style-name="ce18" office:value-type="string">
            <text:p>Completed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Interactive pathway overview map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Showing neighborhood using different distance (1, 2, 3)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Switching between pathways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Clickable reference pathway map image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dd/edit <text:s/>nodes of different type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dd/edit <text:s/>node connection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emove nodes and eges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earrange pathway nodes</text:p>
          </table:table-cell>
          <table:table-cell table:style-name="ce19" office:value-type="string">
            <text:p>Pending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Apply and visualize additional pathway information 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<text:s/>(e.g. co-factors, regulation/activation, energy level, energy consumption)</text:p>
          </table:table-cell>
          <table:table-cell table:style-name="ce20"/>
          <table:table-cell table:number-columns-repeated="253"/>
        </table:table-row>
        <table:table-row table:style-name="ro2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3D OpenGL pathway view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single pathway as graph in OpenGL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Multiple pathway layer view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Pathway texture loading in OpenGL pathway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Mouse-over item highlighting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Picking of Enzymes/Compounds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ing cross references between pathway layer (using a simple line connection)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Visualization of neighborhood using different distance</text:p>
          </table:table-cell>
          <table:table-cell table:style-name="ce22" office:value-type="string">
            <text:p>In progress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Radial Layout Visualization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Improved element highlighting <text:s/>(e.g. glowing nodes, pulsing connections)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Data structure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mporting pathway data from XML file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Enzyme -&gt; Gene mapping</text:p>
          </table:table-cell>
          <table:table-cell table:style-name="ce22" office:value-type="string">
            <text:p>In progress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number-columns-repeated="250"/>
        </table:table-row>
        <table:table-row table:style-name="ro2">
          <table:table-cell table:style-name="ce2"/>
          <table:table-cell office:value-type="string">
            <text:p>Pathway data integrated in WEKA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Selection of enzymes and compounds (synchronized with other views)</text:p>
          </table:table-cell>
          <table:table-cell table:style-name="ce22" office:value-type="string">
            <text:p>In progress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style-name="ce13"/>
          <table:table-cell table:style-name="ce13" office:value-type="string">
            <text:p>Application framework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 table:style-name="ce2"/>
          <table:table-cell office:value-type="string">
            <text:p>Data explorer view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Set/VirtualArray/Storage data in date explorer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patient data in data explorer</text:p>
          </table:table-cell>
          <table:table-cell table:style-name="ce19" office:value-type="string">
            <text:p>Pending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Integrated pathway list in data explorer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Integrated list of views and current selections (important for update behaviour)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office:value-type="string">
            <text:p>Full customizeable GUI layout and views via XML file</text:p>
          </table:table-cell>
          <table:table-cell table:style-name="ce18" office:value-type="string">
            <text:p>Complete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Drag &amp; drop of data on view</text:p>
          </table:table-cell>
          <table:table-cell table:style-name="ce19" office:value-type="string">
            <text:p>Pending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ce4" office:value-type="string">
            <text:p>Search for Enzyme/Compound/Gene + Highlighting</text:p>
          </table:table-cell>
          <table:table-cell table:style-name="ce19" office:value-type="string">
            <text:p>Pending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Loading of additional pathway information in integrated browser view</text:p>
          </table:table-cell>
          <table:table-cell table:style-name="ce18" office:value-type="string">
            <text:p>Completed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>
          <table:table-cell table:style-name="Default" table:number-columns-repeated="2"/>
          <table:table-cell table:style-name="ce23"/>
          <table:table-cell table:style-name="Default" table:number-columns-repeated="253"/>
        </table:table-row>
        <table:table-row table:style-name="ro2">
          <table:table-cell table:style-name="ce14"/>
          <table:table-cell table:style-name="ce13" office:value-type="string">
            <text:p>Others</text:p>
          </table:table-cell>
          <table:table-cell table:style-name="ce17"/>
          <table:table-cell table:style-name="ce11"/>
          <table:table-cell table:number-columns-repeated="252"/>
        </table:table-row>
        <table:table-row table:style-name="ro2">
          <table:table-cell/>
          <table:table-cell office:value-type="string">
            <text:p>Determine use case</text:p>
          </table:table-cell>
          <table:table-cell table:style-name="ce19" office:value-type="string">
            <text:p>Pending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2">
          <table:table-cell table:style-name="ce2"/>
          <table:table-cell table:style-name="Default"/>
          <table:table-cell table:style-name="ce23"/>
          <table:table-cell table:style-name="Default"/>
          <table:table-cell table:number-columns-repeated="252"/>
        </table:table-row>
        <table:table-row table:style-name="ro2">
          <table:table-cell table:style-name="ce2"/>
          <table:table-cell/>
          <table:table-cell table:style-name="ce20"/>
          <table:table-cell table:number-columns-repeated="253"/>
        </table:table-row>
        <table:table-row table:style-name="ro2">
          <table:table-cell table:style-name="Default" table:number-columns-repeated="256"/>
        </table:table-row>
        <table:table-row table:style-name="ro2">
          <table:table-cell table:style-name="Default" table:number-columns-repeated="2"/>
          <table:table-cell table:style-name="ce18" office:value-type="string">
            <text:p>Completed</text:p>
          </table:table-cell>
          <table:table-cell table:style-name="Default" table:number-columns-repeated="253"/>
        </table:table-row>
        <table:table-row table:style-name="ro2">
          <table:table-cell table:number-columns-repeated="2"/>
          <table:table-cell table:style-name="ce19" office:value-type="string">
            <text:p>Pending</text:p>
          </table:table-cell>
          <table:table-cell table:style-name="ce5"/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In progress</text:p>
          </table:table-cell>
          <table:table-cell table:style-name="ce5"/>
          <table:table-cell table:number-columns-repeated="252"/>
        </table:table-row>
        <table:table-row table:style-name="ro2" table:number-rows-repeated="3">
          <table:table-cell table:number-columns-repeated="2"/>
          <table:table-cell table:style-name="Default"/>
          <table:table-cell table:style-name="ce5"/>
          <table:table-cell table:number-columns-repeated="252"/>
        </table:table-row>
        <table:table-row table:style-name="ro2" table:number-rows-repeated="7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style-name="ce2"/>
          <table:table-cell/>
          <table:table-cell table:style-name="ce20"/>
          <table:table-cell table:number-columns-repeated="253"/>
        </table:table-row>
        <table:table-row table:style-name="ro2" table:number-rows-repeated="7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style-name="ce2"/>
          <table:table-cell/>
          <table:table-cell table:style-name="ce20"/>
          <table:table-cell table:number-columns-repeated="253"/>
        </table:table-row>
        <table:table-row table:style-name="ro2" table:number-rows-repeated="6">
          <table:table-cell table:number-columns-repeated="2"/>
          <table:table-cell table:style-name="ce21"/>
          <table:table-cell table:style-name="ce5"/>
          <table:table-cell table:number-columns-repeated="252"/>
        </table:table-row>
        <table:table-row table:style-name="ro2">
          <table:table-cell table:number-columns-repeated="2"/>
          <table:table-cell table:style-name="ce20"/>
          <table:table-cell table:number-columns-repeated="253"/>
        </table:table-row>
        <table:table-row table:style-name="ro2" table:number-rows-repeated="8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4" office:value-type="string">
            <text:p>Evaluation and integration of advanced OpenGL visualization technique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(Radial Layout, TILT plane, Bifocal lense, Interring, Treemap, ThemeRiver, etc.) </text:p>
          </table:table-cell>
          <table:table-cell table:number-columns-repeated="254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4" office:value-type="string">
            <text:p>OpenGL highlight of selection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Hierarchical graph data structure (for dendrograms and pathway levels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nection of pathway nodes to foreign nodes (concept!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rrect pathway neighborhood visualization (i.e. indirect connections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New ViewRep for Patient information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Multi-monitor setup - including new input devices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sistent ID management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ViewRep for creating new Sets/Storages/Selection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New edge implementation to consider multiple connections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Improve OpenGL pathway view (styles, alignment, etc.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New JGraph pathway layer view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Extending CommandManager with seperate UNDO stacks for data and view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Evaluation GO (GeneOntoloy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Progress bar on application bootstrapping (sticky)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4" office:value-type="string">
            <text:p>Command Serialization (for exporting/saving and network app.)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Multiple work station setup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Semantic-zoom, collapsing (concept!) - also in OpenGL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Import SBML data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Cone Tree concept (some kind of) <text:s/></text:p>
          </table:table-cell>
          <table:table-cell table:number-columns-repeated="254"/>
        </table:table-row>
        <table:table-row table:style-name="ro2">
          <table:table-cell/>
          <table:table-cell table:style-name="ce4" office:value-type="string">
            <text:p>MIDI interface + Mixer ViewRep</text:p>
          </table:table-cell>
          <table:table-cell table:number-columns-repeated="254"/>
        </table:table-row>
        <table:table-row table:style-name="ro2" table:number-rows-repeated="6542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8">28/11/2006</text:date>, <text:time>12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1-28T12:39:47</dc:date>
    <meta:printed-by>Marc</meta:printed-by>
    <meta:print-date>2006-11-15T11:30:00</meta:print-date>
    <dc:language>en-AU</dc:language>
    <meta:editing-cycles>15</meta:editing-cycles>
    <meta:editing-duration>PT4H22M11S</meta:editing-duration>
    <meta:user-defined meta:name="Info 1"/>
    <meta:user-defined meta:name="Info 2"/>
    <meta:user-defined meta:name="Info 3"/>
    <meta:user-defined meta:name="Info 4"/>
    <meta:document-statistic meta:table-count="3" meta:cell-count="330"/>
  </office:meta>
</office:document-meta>
</file>